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List_20_Paragraph">
      <style:text-properties fo:font-size="18pt" style:font-size-asian="18pt" style:font-size-complex="18pt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1" style:master-page-name="Standard">
      <style:paragraph-properties style:page-number="auto"/>
    </style:style>
    <style:style style:name="P5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78317396306203590" text:style-name="WWNum1">
        <text:list-item>
          <text:p text:style-name="P4"><text:span text:style-name="T1">Vorwort</text:span></text:p>
        </text:list-item>
      </text:list>
      <text:p text:style-name="P2"/>
      <text:p text:style-name="Standard"><text:span text:style-name="T2">Thema: Top-Down Shooter</text:span></text:p>
      <text:p text:style-name="Standard"><text:span text:style-name="T2">Gruppenmitglieder: Sven Koch, Jonas Neusser Martin Kubicki und Kenneth Jungmann</text:span></text:p>
      <text:p text:style-name="Standard"><text:span text:style-name="T2">Benutzte Programme: GitHub, Eclipse, Java , Word und paint.net</text:span></text:p>
      <text:p text:style-name="P1"/>
      <text:p text:style-name="P5"><text:span text:style-name="T2">Unsere Aufgabe war es in der Q3 innerhalb eines Semesters ein Spiel zu programmieren. Zu erst wollten wir Tetris als Projektthema nehmen, aber ein Top-Down Shooter schien uns die kreativere Variante zu sein.</text:span></text:p>
      <text:list xml:id="list512313241714645953" text:style-name="WWNum2">
        <text:list-header>
          <text:p text:style-name="P3"><text:bookmark text:name="_GoBack"/><text:span text:style-name="T2"/></text:p>
        </text:list-header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.501cm" fo:margin-right="1.501cm" style:writing-mode="lr-tb" style:layout-grid-color="#c0c0c0" style:layout-grid-lines="2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ogrammadministrator</meta:initial-creator>
    <meta:editing-cycles>3</meta:editing-cycles>
    <meta:creation-date>2016-12-07T09:46:00</meta:creation-date>
    <dc:date>2016-12-11T18:24:59.30</dc:date>
    <meta:editing-duration>PT3M41S</meta:editing-duration>
    <meta:generator>OpenOffice/4.1.2$Win32 OpenOffice.org_project/412m3$Build-9782</meta:generator>
    <meta:document-statistic meta:table-count="0" meta:image-count="0" meta:object-count="0" meta:page-count="1" meta:paragraph-count="5" meta:word-count="57" meta:character-count="3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